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39BE2303F1497DEE0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Line 1" draw:style-name="gr1" draw:text-style-name="P1" svg:x1="8.56cm" svg:y1="4.745cm" svg:x2="8.601cm" svg:y2="5.844cm"><text:p/></draw:line><draw:line text:anchor-type="paragraph" draw:z-index="2" draw:name="Vertical line 1" draw:style-name="gr1" draw:text-style-name="P1" svg:x1="8.56cm" svg:y1="8.082cm" svg:x2="8.56cm" svg:y2="9.262cm"><text:p/></draw:line><draw:line text:anchor-type="paragraph" draw:z-index="3" draw:name="Line 2" draw:style-name="gr1" draw:text-style-name="P1" svg:x1="8.56cm" svg:y1="11.379cm" svg:x2="8.601cm" svg:y2="12.559cm"><text:p/></draw:line><draw:line text:anchor-type="paragraph" draw:z-index="4" draw:name="Line 3" draw:style-name="gr1" draw:text-style-name="P1" svg:x1="8.641cm" svg:y1="14.88cm" svg:x2="8.682cm" svg:y2="15.938cm"><text:p/></draw:line><draw:line text:anchor-type="paragraph" draw:z-index="5" draw:name="Vertical line 2" draw:style-name="gr1" draw:text-style-name="P1" svg:x1="8.56cm" svg:y1="18.136cm" svg:x2="8.56cm" svg:y2="19.316cm"><text:p/></draw:line><draw:line text:anchor-type="paragraph" draw:z-index="6" draw:name="Line 4" draw:style-name="gr1" draw:text-style-name="P1" svg:x1="8.398cm" svg:y1="22.167cm" svg:x2="8.357cm" svg:y2="23.102cm"><text:p/></draw:line><draw:line text:anchor-type="paragraph" draw:z-index="7" draw:name="Line 5" draw:style-name="gr1" draw:text-style-name="P1" svg:x1="10.717cm" svg:y1="10.566cm" svg:x2="13.933cm" svg:y2="14.23cm"><text:p/></draw:line><draw:line text:anchor-type="paragraph" draw:z-index="8" draw:name="Line 6" draw:style-name="gr1" draw:text-style-name="P1" svg:x1="10.067cm" svg:y1="19.967cm" svg:x2="13.933cm" svg:y2="14.229cm"><text:p/></draw:line><draw:frame draw:style-name="fr1" draw:name="Image1" text:anchor-type="char" svg:width="5.953cm" svg:height="25.702cm" draw:z-index="0"><draw:image xlink:href="Pictures/10000000000000E10000039BE2303F1497DEE0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20:11:56.072000000</meta:creation-date>
    <dc:date>2023-04-03T20:19:33.430000000</dc:date>
    <meta:editing-duration>PT7M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